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6425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type in player nam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 office:value-type="string" calcext:value-type="string">
            <text:p>how do I create more than one game instance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“done” button for building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sensible announcements between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itional messages for misbehaving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ime limit for building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7">
          <table:table-cell table:style-name="ce32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29"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new total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guessed answers &amp; correct answ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add sounds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display “points if correct” table and occupy points as soon as someone guesse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27" office:value-type="string" calcext:value-type="string">
            <text:p>styles &amp; some message, add points for more then 6 players!!!!!</text:p>
          </table:table-cell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restart the game (same players / new players)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9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10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6" office:value-type="string" calcext:value-type="string">
            <text:p>animate winner piece on game-e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table:number-columns-repeated="3"/>
          <table:table-cell table:number-columns-repeated="61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4:30:56.820755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21T14:31:12.025630212</dc:date>
    <meta:editing-duration>P1DT20H52M44S</meta:editing-duration>
    <meta:editing-cycles>80</meta:editing-cycles>
    <meta:document-statistic meta:table-count="1" meta:cell-count="119" meta:object-count="0"/>
  </office:meta>
</office:document-meta>
</file>